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Обычный" style:master-page-name="MP0" style:family="paragraph">
      <style:paragraph-properties fo:break-before="page" fo:text-align="center" fo:text-indent="0.3937in"/>
      <style:text-properties style:font-name="Times New Roman" style:letter-kerning="false" fo:font-size="14pt" style:font-size-asian="14pt" style:font-size-complex="14pt"/>
    </style:style>
    <style:style style:name="P2" style:parent-style-name="Обычный" style:family="paragraph">
      <style:paragraph-properties fo:text-indent="0.3937in"/>
      <style:text-properties style:font-name="Times New Roman" fo:font-size="12pt" style:font-size-asian="12pt"/>
    </style:style>
    <style:style style:name="P3" style:parent-style-name="Обычный" style:family="paragraph">
      <style:paragraph-properties fo:text-indent="0.3937in"/>
      <style:text-properties style:font-name="Times New Roman" fo:font-size="12pt" style:font-size-asian="12pt"/>
    </style:style>
    <style:style style:name="P4" style:parent-style-name="Обычный" style:family="paragraph">
      <style:paragraph-properties fo:text-indent="0.3937in"/>
      <style:text-properties style:font-name="Times New Roman" fo:font-size="12pt" style:font-size-asian="12pt"/>
    </style:style>
    <style:style style:name="P5" style:parent-style-name="Обычный" style:family="paragraph">
      <style:paragraph-properties fo:text-indent="0.3937in"/>
      <style:text-properties style:font-name="Times New Roman" fo:font-size="12pt" style:font-size-asian="12pt"/>
    </style:style>
    <style:style style:name="P6" style:parent-style-name="Обычный" style:family="paragraph">
      <style:paragraph-properties fo:text-indent="0.3937in"/>
      <style:text-properties style:font-name="Times New Roman" fo:font-size="12pt" style:font-size-asian="12pt"/>
    </style:style>
    <style:style style:name="P7" style:parent-style-name="Обычный" style:family="paragraph">
      <style:paragraph-properties fo:text-indent="0.3937in"/>
      <style:text-properties style:font-name="Times New Roman" fo:font-size="12pt" style:font-size-asian="12pt"/>
    </style:style>
    <style:style style:name="P8" style:parent-style-name="Обычный" style:family="paragraph">
      <style:paragraph-properties fo:text-indent="0.3937in"/>
      <style:text-properties style:font-name="Times New Roman" fo:font-size="12pt" style:font-size-asian="12pt"/>
    </style:style>
    <style:style style:name="P9" style:parent-style-name="Обычный" style:family="paragraph">
      <style:paragraph-properties fo:text-indent="0.3937in"/>
      <style:text-properties style:font-name="Times New Roman" fo:font-size="12pt" style:font-size-asian="12pt"/>
    </style:style>
    <style:style style:name="P10" style:parent-style-name="Обычный" style:family="paragraph">
      <style:paragraph-properties fo:text-indent="0.3937in"/>
      <style:text-properties style:font-name="Times New Roman" fo:font-size="12pt" style:font-size-asian="12pt"/>
    </style:style>
    <style:style style:name="P11" style:parent-style-name="Обычный" style:family="paragraph">
      <style:paragraph-properties fo:text-indent="0.3937in"/>
      <style:text-properties style:font-name="Times New Roman" fo:font-size="12pt" style:font-size-asian="12pt"/>
    </style:style>
    <style:style style:name="P12" style:parent-style-name="Обычный" style:family="paragraph">
      <style:paragraph-properties fo:text-align="center" fo:text-indent="0.3937in"/>
      <style:text-properties style:font-name="Times New Roman" fo:font-size="20pt" style:font-size-asian="20pt" style:font-size-complex="20pt"/>
    </style:style>
    <style:style style:name="P13" style:parent-style-name="Обычный" style:family="paragraph">
      <style:paragraph-properties fo:text-align="center" fo:text-indent="0.3937in"/>
      <style:text-properties style:font-name="Times New Roman" fo:font-size="20pt" style:font-size-asian="20pt" style:font-size-complex="20pt"/>
    </style:style>
    <style:style style:name="P14" style:parent-style-name="Обычный" style:family="paragraph">
      <style:paragraph-properties fo:text-align="center" fo:text-indent="0.3937in"/>
      <style:text-properties style:font-name="Times New Roman" fo:font-size="20pt" style:font-size-asian="20pt" style:font-size-complex="20pt"/>
    </style:style>
    <style:style style:name="P15" style:parent-style-name="Обычный" style:family="paragraph">
      <style:paragraph-properties fo:text-align="center" fo:text-indent="0.3937in"/>
      <style:text-properties style:font-name="Times New Roman" fo:font-size="20pt" style:font-size-asian="20pt" style:font-size-complex="20pt"/>
    </style:style>
    <style:style style:name="P16" style:parent-style-name="Обычный" style:family="paragraph">
      <style:paragraph-properties fo:text-align="center" fo:text-indent="0.3937in"/>
      <style:text-properties style:font-name="Times New Roman" fo:font-size="20pt" style:font-size-asian="20pt" style:font-size-complex="20pt"/>
    </style:style>
    <style:style style:name="P17" style:parent-style-name="Обычный" style:family="paragraph">
      <style:paragraph-properties fo:text-indent="0.3937in"/>
      <style:text-properties style:font-name="Times New Roman" fo:font-size="12pt" style:font-size-asian="12pt"/>
    </style:style>
    <style:style style:name="P18" style:parent-style-name="Обычный" style:family="paragraph">
      <style:paragraph-properties fo:text-indent="0.3937in"/>
      <style:text-properties style:font-name="Times New Roman" fo:font-size="12pt" style:font-size-asian="12pt"/>
    </style:style>
    <style:style style:name="P19" style:parent-style-name="Обычный" style:family="paragraph">
      <style:paragraph-properties fo:text-indent="0.3937in"/>
      <style:text-properties style:font-name="Times New Roman" fo:font-size="12pt" style:font-size-asian="12pt"/>
    </style:style>
    <style:style style:name="P20" style:parent-style-name="Обычный" style:family="paragraph">
      <style:paragraph-properties fo:text-indent="0.3937in"/>
      <style:text-properties style:font-name="Times New Roman" fo:font-size="12pt" style:font-size-asian="12pt"/>
    </style:style>
    <style:style style:name="P21" style:parent-style-name="Обычный" style:family="paragraph">
      <style:paragraph-properties fo:text-indent="0.3937in"/>
      <style:text-properties style:font-name="Times New Roman" fo:font-size="12pt" style:font-size-asian="12pt"/>
    </style:style>
    <style:style style:name="P22" style:parent-style-name="Обычный" style:family="paragraph">
      <style:paragraph-properties fo:text-indent="0.3937in"/>
      <style:text-properties style:font-name="Times New Roman" fo:font-size="12pt" style:font-size-asian="12pt"/>
    </style:style>
    <style:style style:name="P23" style:parent-style-name="Обычный" style:family="paragraph">
      <style:paragraph-properties fo:text-indent="0.3937in"/>
      <style:text-properties style:font-name="Times New Roman" fo:font-size="12pt" style:font-size-asian="12pt"/>
    </style:style>
    <style:style style:name="P24" style:parent-style-name="Обычный" style:family="paragraph">
      <style:paragraph-properties fo:text-indent="0.3937in"/>
      <style:text-properties style:font-name="Times New Roman" fo:font-size="12pt" style:font-size-asian="12pt"/>
    </style:style>
    <style:style style:name="P25" style:parent-style-name="Обычный" style:family="paragraph">
      <style:paragraph-properties fo:text-indent="0.3937in"/>
      <style:text-properties style:font-name="Times New Roman" fo:font-size="12pt" style:font-size-asian="12pt"/>
    </style:style>
    <style:style style:name="P26" style:parent-style-name="Обычный" style:family="paragraph">
      <style:paragraph-properties fo:text-indent="0.3937in"/>
      <style:text-properties style:font-name="Times New Roman" fo:font-size="12pt" style:font-size-asian="12pt"/>
    </style:style>
    <style:style style:name="P27" style:parent-style-name="Обычный" style:family="paragraph">
      <style:paragraph-properties fo:text-indent="0.3937in"/>
      <style:text-properties style:font-name="Times New Roman" fo:font-size="12pt" style:font-size-asian="12pt"/>
    </style:style>
    <style:style style:name="P28" style:parent-style-name="Обычный" style:family="paragraph">
      <style:paragraph-properties fo:text-indent="0.3937in"/>
      <style:text-properties style:font-name="Times New Roman" fo:font-size="12pt" style:font-size-asian="12pt"/>
    </style:style>
    <style:style style:name="P29" style:parent-style-name="Обычный" style:family="paragraph">
      <style:paragraph-properties fo:margin-left="4.1347in" fo:text-indent="0.3937in">
        <style:tab-stops/>
      </style:paragraph-properties>
      <style:text-properties style:font-name="Times New Roman" fo:font-size="12pt" style:font-size-asian="12pt"/>
    </style:style>
    <style:style style:name="P30" style:parent-style-name="Обычный" style:family="paragraph">
      <style:paragraph-properties fo:margin-left="4.1347in" fo:text-indent="0.3937in">
        <style:tab-stops/>
      </style:paragraph-properties>
      <style:text-properties style:font-name="Times New Roman" fo:font-size="12pt" style:font-size-asian="12pt"/>
    </style:style>
    <style:style style:name="P31" style:parent-style-name="Обычный" style:family="paragraph">
      <style:paragraph-properties fo:text-indent="0.3937in"/>
      <style:text-properties style:font-name="Times New Roman" fo:font-size="12pt" style:font-size-asian="12pt"/>
    </style:style>
    <style:style style:name="P32" style:parent-style-name="Обычный" style:family="paragraph">
      <style:paragraph-properties fo:text-indent="0.3937in"/>
      <style:text-properties style:font-name="Times New Roman" fo:font-size="12pt" style:font-size-asian="12pt"/>
    </style:style>
    <style:style style:name="P33" style:parent-style-name="Обычный" style:family="paragraph">
      <style:paragraph-properties fo:text-indent="0.3937in"/>
      <style:text-properties style:font-name="Times New Roman" fo:font-size="12pt" style:font-size-asian="12pt"/>
    </style:style>
    <style:style style:name="P34" style:parent-style-name="Обычный" style:family="paragraph">
      <style:paragraph-properties fo:text-indent="0.3937in"/>
      <style:text-properties style:font-name="Times New Roman" fo:font-size="12pt" style:font-size-asian="12pt"/>
    </style:style>
    <style:style style:name="P35" style:parent-style-name="Обычный" style:family="paragraph">
      <style:paragraph-properties fo:text-indent="0.3937in"/>
      <style:text-properties style:font-name="Times New Roman" fo:font-size="12pt" style:font-size-asian="12pt"/>
    </style:style>
    <style:style style:name="P36" style:parent-style-name="Обычный" style:family="paragraph">
      <style:paragraph-properties fo:text-indent="0.3937in"/>
      <style:text-properties style:font-name="Times New Roman" fo:font-size="12pt" style:font-size-asian="12pt"/>
    </style:style>
    <style:style style:name="P37" style:parent-style-name="Обычный" style:family="paragraph">
      <style:paragraph-properties fo:text-indent="0.3937in"/>
      <style:text-properties style:font-name="Times New Roman" fo:font-size="12pt" style:font-size-asian="12pt"/>
    </style:style>
    <style:style style:name="P38" style:parent-style-name="Обычный" style:family="paragraph">
      <style:paragraph-properties fo:text-indent="0.3937in"/>
      <style:text-properties style:font-name="Times New Roman" fo:font-size="12pt" style:font-size-asian="12pt"/>
    </style:style>
    <style:style style:name="P39" style:parent-style-name="Обычный" style:family="paragraph">
      <style:paragraph-properties fo:text-indent="0.3937in"/>
      <style:text-properties style:font-name="Times New Roman" fo:font-size="12pt" style:font-size-asian="12pt"/>
    </style:style>
    <style:style style:name="P40" style:parent-style-name="Обычный" style:family="paragraph">
      <style:paragraph-properties fo:text-indent="0.3937in"/>
      <style:text-properties style:font-name="Times New Roman" fo:font-size="12pt" style:font-size-asian="12pt"/>
    </style:style>
    <style:style style:name="P41" style:parent-style-name="Обычный" style:family="paragraph">
      <style:paragraph-properties fo:text-indent="0.3937in"/>
      <style:text-properties style:font-name="Times New Roman" fo:font-size="12pt" style:font-size-asian="12pt"/>
    </style:style>
    <style:style style:name="P42" style:parent-style-name="Обычный" style:family="paragraph">
      <style:paragraph-properties fo:text-indent="0.3937in"/>
      <style:text-properties style:font-name="Times New Roman" fo:font-size="12pt" style:font-size-asian="12pt"/>
    </style:style>
    <style:style style:name="P43" style:parent-style-name="Обычный" style:family="paragraph">
      <style:paragraph-properties fo:text-indent="0.3937in"/>
      <style:text-properties style:font-name="Times New Roman" fo:font-size="12pt" style:font-size-asian="12pt"/>
    </style:style>
    <style:style style:name="P44" style:parent-style-name="Обычный" style:family="paragraph">
      <style:paragraph-properties fo:text-indent="0.3937in"/>
      <style:text-properties style:font-name="Times New Roman" fo:font-size="12pt" style:font-size-asian="12pt"/>
    </style:style>
    <style:style style:name="P45" style:parent-style-name="Обычный" style:family="paragraph">
      <style:paragraph-properties fo:text-indent="0.3937in"/>
      <style:text-properties style:font-name="Times New Roman" fo:font-size="12pt" style:font-size-asian="12pt"/>
    </style:style>
    <style:style style:name="P46" style:parent-style-name="Обычный" style:family="paragraph">
      <style:paragraph-properties fo:text-align="center"/>
      <style:text-properties style:font-name="Times New Roman" fo:font-size="12pt" style:font-size-asian="12pt"/>
    </style:style>
    <style:style style:name="P47" style:parent-style-name="Обычный" style:family="paragraph">
      <style:paragraph-properties fo:text-align="center"/>
      <style:text-properties style:font-name="Times New Roman" fo:font-size="12pt" style:font-size-asian="12pt"/>
    </style:style>
    <style:style style:name="P48" style:parent-style-name="Обычный" style:family="paragraph">
      <style:paragraph-properties fo:text-align="center"/>
      <style:text-properties style:font-name="Times New Roman" fo:font-size="12pt" style:font-size-asian="12pt"/>
    </style:style>
    <style:style style:name="P49" style:parent-style-name="Обычный" style:family="paragraph">
      <style:paragraph-properties fo:text-align="center"/>
      <style:text-properties style:font-name="Times New Roman" fo:font-size="12pt" style:font-size-asian="12pt"/>
    </style:style>
    <style:style style:name="P50" style:parent-style-name="Обычный" style:family="paragraph">
      <style:paragraph-properties fo:text-indent="0.4916in"/>
      <style:text-properties style:font-name="Times New Roman" fo:font-size="12pt" style:font-size-asian="12pt"/>
    </style:style>
    <style:style style:name="P51" style:parent-style-name="Обычный" style:family="paragraph">
      <style:paragraph-properties fo:text-indent="0.4916in"/>
      <style:text-properties style:font-name="Times New Roman" fo:font-size="12pt" style:font-size-asian="12pt"/>
    </style:style>
    <style:style style:name="P52" style:parent-style-name="Обычный" style:family="paragraph">
      <style:paragraph-properties fo:text-indent="0.4916in"/>
      <style:text-properties style:font-name="Times New Roman" fo:font-size="12pt" style:font-size-asian="12pt"/>
    </style:style>
    <style:style style:name="P53" style:parent-style-name="Обычный" style:family="paragraph">
      <style:text-properties style:font-name="Times New Roman" fo:font-size="12pt" style:font-size-asian="12pt"/>
    </style:style>
    <style:style style:name="P54" style:parent-style-name="Обычный" style:family="paragraph">
      <style:paragraph-properties fo:text-indent="0.3937in"/>
      <style:text-properties style:font-name="Times New Roman" fo:font-size="12pt" style:font-size-asian="12pt"/>
    </style:style>
    <style:style style:name="P55" style:parent-style-name="Обычный" style:family="paragraph">
      <style:paragraph-properties fo:text-indent="0.3937in"/>
    </style:style>
    <style:style style:name="T56" style:parent-style-name="Основнойшрифтабзаца" style:family="text">
      <style:text-properties style:font-name="Times New Roman" fo:font-size="12pt" style:font-size-asian="12pt"/>
    </style:style>
    <style:style style:name="T57" style:parent-style-name="Основнойшрифтабзаца" style:family="text">
      <style:text-properties style:font-name="Times New Roman" fo:font-size="12pt" style:font-size-asian="12pt"/>
    </style:style>
    <style:style style:name="T58" style:parent-style-name="Основнойшрифтабзаца" style:family="text">
      <style:text-properties style:font-name="Times New Roman" fo:font-size="12pt" style:font-size-asian="12pt"/>
    </style:style>
    <style:style style:name="T59" style:parent-style-name="Основнойшрифтабзаца" style:family="text">
      <style:text-properties style:font-name="Times New Roman" fo:font-size="12pt" style:font-size-asian="12pt"/>
    </style:style>
    <style:style style:name="T60" style:parent-style-name="Основнойшрифтабзаца" style:family="text">
      <style:text-properties style:font-name="Times New Roman" fo:font-size="12pt" style:font-size-asian="12pt"/>
    </style:style>
    <style:style style:name="T61" style:parent-style-name="Основнойшрифтабзаца" style:family="text">
      <style:text-properties style:font-name="Times New Roman" fo:font-size="12pt" style:font-size-asian="12pt"/>
    </style:style>
    <style:style style:name="T62" style:parent-style-name="Основнойшрифтабзаца" style:family="text">
      <style:text-properties style:font-name="Times New Roman" fo:font-size="12pt" style:font-size-asian="12pt"/>
    </style:style>
    <style:style style:name="T63" style:parent-style-name="Основнойшрифтабзаца" style:family="text">
      <style:text-properties style:font-name="Times New Roman" fo:font-size="12pt" style:font-size-asian="12pt" fo:language="en" fo:country="US"/>
    </style:style>
    <style:style style:name="T64" style:parent-style-name="Основнойшрифтабзаца" style:family="text">
      <style:text-properties style:font-name="Times New Roman" fo:font-size="12pt" style:font-size-asian="12pt"/>
    </style:style>
    <style:style style:name="P65" style:parent-style-name="Обычный" style:family="paragraph">
      <style:paragraph-properties fo:text-indent="0.3937in"/>
      <style:text-properties style:font-name="Times New Roman" fo:font-size="12pt" style:font-size-asian="12pt"/>
    </style:style>
    <style:style style:name="P66" style:parent-style-name="Обычный" style:family="paragraph">
      <style:paragraph-properties fo:text-indent="0.3937in"/>
      <style:text-properties style:font-name="Times New Roman" fo:font-size="12pt" style:font-size-asian="12pt"/>
    </style:style>
    <style:style style:name="P67" style:parent-style-name="Обычный" style:family="paragraph">
      <style:paragraph-properties fo:text-indent="0.3937in"/>
      <style:text-properties style:font-name="Times New Roman" fo:font-size="12pt" style:font-size-asian="12pt"/>
    </style:style>
    <style:style style:name="P68" style:parent-style-name="Обычный" style:family="paragraph">
      <style:text-properties style:font-name="Times New Roman" fo:font-size="12pt" style:font-size-asian="12pt"/>
    </style:style>
    <style:style style:name="P69" style:parent-style-name="Обычный" style:family="paragraph">
      <style:text-properties style:font-name="Times New Roman" fo:font-size="12pt" style:font-size-asian="12pt"/>
    </style:style>
    <style:style style:name="P70" style:parent-style-name="Обычный" style:family="paragraph">
      <style:text-properties style:font-name="Times New Roman" fo:font-size="12pt" style:font-size-asian="12pt"/>
    </style:style>
    <style:style style:name="P71" style:parent-style-name="Обычный" style:family="paragraph">
      <style:text-properties style:font-name="Times New Roman" fo:font-size="12pt" style:font-size-asian="12pt"/>
    </style:style>
    <style:style style:name="P72" style:parent-style-name="Обычный" style:family="paragraph">
      <style:text-properties style:font-name="Times New Roman" fo:font-size="12pt" style:font-size-asian="12pt"/>
    </style:style>
    <style:style style:name="P73" style:parent-style-name="Обычный" style:family="paragraph">
      <style:text-properties style:font-name="Times New Roman" fo:font-size="12pt" style:font-size-asian="12pt"/>
    </style:style>
    <style:style style:name="P74" style:parent-style-name="Обычный" style:family="paragraph">
      <style:text-properties style:font-name="Times New Roman" fo:font-size="12pt" style:font-size-asian="12pt"/>
    </style:style>
    <style:style style:name="P75" style:parent-style-name="Обычный" style:family="paragraph">
      <style:text-properties style:font-name="Times New Roman" fo:font-size="12pt" style:font-size-asian="12pt"/>
    </style:style>
    <style:style style:name="P76" style:parent-style-name="Обычный" style:family="paragraph">
      <style:text-properties style:font-name="Times New Roman" fo:font-size="12pt" style:font-size-asian="12pt"/>
    </style:style>
    <style:style style:name="P77" style:parent-style-name="Обычный" style:family="paragraph">
      <style:text-properties style:font-name="Times New Roman" fo:font-size="12pt" style:font-size-asian="12pt"/>
    </style:style>
    <style:style style:name="P78" style:parent-style-name="Обычный" style:family="paragraph">
      <style:text-properties style:font-name="Times New Roman" fo:font-size="12pt" style:font-size-asian="12pt"/>
    </style:style>
    <style:style style:name="P79" style:parent-style-name="Обычный" style:family="paragraph">
      <style:paragraph-properties fo:text-indent="0.3937in"/>
      <style:text-properties style:font-name="Times New Roman" fo:font-size="12pt" style:font-size-asian="12pt"/>
    </style:style>
    <style:style style:name="T80" style:parent-style-name="Основнойшрифтабзаца" style:family="text">
      <style:text-properties style:font-name="Times New Roman" fo:font-size="12pt" style:font-size-asian="12pt"/>
    </style:style>
    <style:style style:name="P81" style:parent-style-name="Обычный" style:family="paragraph">
      <style:text-properties style:font-name="Times New Roman" fo:font-size="12pt" style:font-size-asian="12pt"/>
    </style:style>
    <style:style style:name="P82" style:parent-style-name="Обычный" style:family="paragraph">
      <style:text-properties style:font-name="Times New Roman" fo:font-size="12pt" style:font-size-asian="12pt"/>
    </style:style>
    <style:style style:name="P83" style:parent-style-name="Обычный" style:family="paragraph">
      <style:text-properties style:font-name="Times New Roman" fo:font-size="12pt" style:font-size-asian="12pt"/>
    </style:style>
    <style:style style:name="P84" style:parent-style-name="Обычный" style:family="paragraph">
      <style:paragraph-properties fo:text-indent="0.3937in"/>
      <style:text-properties style:font-name="Times New Roman" fo:font-size="12pt" style:font-size-asian="12pt"/>
    </style:style>
    <style:style style:name="P85" style:parent-style-name="Обычный" style:family="paragraph">
      <style:paragraph-properties fo:text-indent="0.3937in"/>
      <style:text-properties style:font-name="Times New Roman" fo:font-size="12pt" style:font-size-asian="12pt"/>
    </style:style>
    <style:style style:name="P86" style:parent-style-name="Обычный" style:family="paragraph">
      <style:paragraph-properties fo:text-indent="0.3937in"/>
      <style:text-properties style:font-name="Times New Roman" fo:font-size="12pt" style:font-size-asian="12pt"/>
    </style:style>
    <style:style style:name="P87" style:parent-style-name="Обычный" style:family="paragraph">
      <style:paragraph-properties fo:text-indent="0.3937in"/>
      <style:text-properties style:font-name="Times New Roman" fo:font-size="12pt" style:font-size-asian="12pt"/>
    </style:style>
    <style:style style:name="P88" style:parent-style-name="Обычный" style:family="paragraph">
      <style:paragraph-properties fo:text-indent="0.3937in"/>
      <style:text-properties style:font-name="Times New Roman" fo:font-size="12pt" style:font-size-asian="12pt"/>
    </style:style>
    <style:style style:name="P89" style:parent-style-name="Обычный" style:family="paragraph">
      <style:paragraph-properties fo:text-indent="0.3937in"/>
      <style:text-properties style:font-name="Times New Roman" fo:font-size="12pt" style:font-size-asian="12pt"/>
    </style:style>
    <style:style style:name="P90" style:parent-style-name="Обычный" style:family="paragraph">
      <style:paragraph-properties fo:text-indent="0.3937in"/>
      <style:text-properties style:font-name="Times New Roman" fo:font-size="12pt" style:font-size-asian="12pt"/>
    </style:style>
    <style:style style:name="P91" style:parent-style-name="Обычный" style:family="paragraph">
      <style:paragraph-properties fo:text-indent="0.3937in"/>
      <style:text-properties style:font-name="Times New Roman" fo:font-size="12pt" style:font-size-asian="12pt"/>
    </style:style>
    <style:style style:name="P92" style:parent-style-name="Обычный" style:family="paragraph">
      <style:paragraph-properties fo:text-indent="0.3937in"/>
      <style:text-properties style:font-name="Times New Roman" fo:font-size="12pt" style:font-size-asian="12pt"/>
    </style:style>
    <style:style style:name="P93" style:parent-style-name="Обычный" style:family="paragraph">
      <style:paragraph-properties fo:text-indent="0.3937in"/>
      <style:text-properties style:font-name="Times New Roman" fo:font-size="12pt" style:font-size-asian="12pt"/>
    </style:style>
    <style:style style:name="P94" style:parent-style-name="Обычный" style:family="paragraph">
      <style:paragraph-properties fo:text-indent="0.3937in"/>
      <style:text-properties style:font-name="Times New Roman" fo:font-size="12pt" style:font-size-asian="12pt"/>
    </style:style>
    <style:style style:name="P95" style:parent-style-name="Обычный" style:family="paragraph">
      <style:paragraph-properties fo:text-indent="0.3937in"/>
      <style:text-properties style:font-name="Times New Roman" fo:font-size="12pt" style:font-size-asian="12pt"/>
    </style:style>
    <style:style style:name="P96" style:parent-style-name="Обычный" style:family="paragraph">
      <style:paragraph-properties fo:text-indent="0.3937in"/>
      <style:text-properties style:font-name="Times New Roman" fo:font-size="12pt" style:font-size-asian="12pt"/>
    </style:style>
    <style:style style:name="P97" style:parent-style-name="Обычный" style:family="paragraph">
      <style:paragraph-properties fo:text-indent="0.3937in"/>
      <style:text-properties style:font-name="Times New Roman" fo:font-size="12pt" style:font-size-asian="12pt"/>
    </style:style>
    <style:style style:name="P98" style:parent-style-name="Обычный" style:family="paragraph">
      <style:paragraph-properties fo:text-indent="0.3937in"/>
      <style:text-properties style:font-name="Times New Roman" fo:font-size="12pt" style:font-size-asian="12pt"/>
    </style:style>
    <style:style style:name="P99" style:parent-style-name="Обычный" style:family="paragraph">
      <style:paragraph-properties fo:text-indent="0.3937in"/>
      <style:text-properties style:font-name="Times New Roman" fo:font-size="12pt" style:font-size-asian="12pt"/>
    </style:style>
    <style:style style:name="P100" style:parent-style-name="Обычный" style:family="paragraph">
      <style:paragraph-properties fo:text-indent="0.3937in"/>
      <style:text-properties style:font-name="Times New Roman" fo:font-size="12pt" style:font-size-asian="12pt"/>
    </style:style>
    <style:style style:name="P101" style:parent-style-name="Обычный" style:family="paragraph">
      <style:paragraph-properties fo:text-indent="0.3937in"/>
      <style:text-properties style:font-name="Times New Roman" fo:font-size="12pt" style:font-size-asian="12pt"/>
    </style:style>
    <style:style style:name="P102" style:parent-style-name="Обычный" style:family="paragraph">
      <style:paragraph-properties fo:text-indent="0.3937in"/>
      <style:text-properties style:font-name="Times New Roman" fo:font-size="12pt" style:font-size-asian="12pt"/>
    </style:style>
    <style:style style:name="P103" style:parent-style-name="Обычный" style:family="paragraph">
      <style:paragraph-properties fo:text-indent="0.3937in"/>
      <style:text-properties style:font-name="Times New Roman" fo:font-size="12pt" style:font-size-asian="12pt"/>
    </style:style>
    <style:style style:name="P104" style:parent-style-name="Обычный" style:family="paragraph">
      <style:paragraph-properties fo:text-indent="0.3937in"/>
      <style:text-properties style:font-name="Times New Roman" fo:font-size="12pt" style:font-size-asian="12pt"/>
    </style:style>
    <style:style style:name="P105" style:parent-style-name="Обычный" style:family="paragraph">
      <style:paragraph-properties fo:text-indent="0.3937in"/>
      <style:text-properties style:font-name="Times New Roman" fo:font-size="12pt" style:font-size-asian="12pt"/>
    </style:style>
    <style:style style:name="P106" style:parent-style-name="Обычный" style:family="paragraph">
      <style:paragraph-properties fo:text-indent="0.3937in"/>
      <style:text-properties style:font-name="Times New Roman" fo:font-size="12pt" style:font-size-asian="12pt"/>
    </style:style>
    <style:style style:name="P107" style:parent-style-name="Обычный" style:family="paragraph">
      <style:paragraph-properties fo:text-indent="0.3937in"/>
      <style:text-properties style:font-name="Times New Roman" fo:font-size="12pt" style:font-size-asian="12pt"/>
    </style:style>
    <style:style style:name="P108" style:parent-style-name="Обычный" style:family="paragraph">
      <style:paragraph-properties fo:text-indent="0.3937in"/>
      <style:text-properties style:font-name="Times New Roman" fo:font-size="12pt" style:font-size-asian="12pt"/>
    </style:style>
    <style:style style:name="P109" style:parent-style-name="Обычный" style:family="paragraph">
      <style:paragraph-properties fo:text-indent="0.3937in"/>
      <style:text-properties style:font-name="Times New Roman" fo:font-size="12pt" style:font-size-asian="12pt"/>
    </style:style>
    <style:style style:name="P110" style:parent-style-name="Обычный" style:family="paragraph">
      <style:paragraph-properties fo:text-indent="0.3937in"/>
      <style:text-properties style:font-name="Times New Roman" fo:font-size="12pt" style:font-size-asian="12pt"/>
    </style:style>
    <style:style style:name="P111" style:parent-style-name="Обычный" style:family="paragraph">
      <style:paragraph-properties fo:text-indent="0.3937in"/>
      <style:text-properties style:font-name="Times New Roman" fo:font-size="12pt" style:font-size-asian="12pt"/>
    </style:style>
    <style:style style:name="P112" style:parent-style-name="Обычный" style:family="paragraph">
      <style:paragraph-properties fo:text-indent="0.3937in"/>
      <style:text-properties style:font-name="Times New Roman" fo:font-size="12pt" style:font-size-asian="12pt"/>
    </style:style>
    <style:style style:name="P113" style:parent-style-name="Обычный" style:family="paragraph">
      <style:paragraph-properties fo:text-indent="0.3937in"/>
      <style:text-properties style:font-name="Times New Roman" fo:font-size="12pt" style:font-size-asian="12pt"/>
    </style:style>
    <style:style style:name="P114" style:parent-style-name="Обычный" style:family="paragraph">
      <style:paragraph-properties fo:text-indent="0.3937in"/>
      <style:text-properties style:font-name="Times New Roman" fo:font-size="12pt" style:font-size-asian="12pt"/>
    </style:style>
    <style:style style:name="P115" style:parent-style-name="Обычный" style:family="paragraph">
      <style:paragraph-properties fo:text-indent="0.3937in"/>
      <style:text-properties style:font-name="Times New Roman" fo:font-size="12pt" style:font-size-asian="12pt"/>
    </style:style>
    <style:style style:name="P116" style:parent-style-name="Обычный" style:family="paragraph">
      <style:paragraph-properties fo:text-indent="0.3937in"/>
      <style:text-properties style:font-name="Times New Roman" fo:font-size="12pt" style:font-size-asian="12pt"/>
    </style:style>
    <style:style style:name="P117" style:parent-style-name="Обычный" style:family="paragraph">
      <style:paragraph-properties fo:text-indent="0.3937in"/>
      <style:text-properties style:font-name="Times New Roman" fo:font-size="12pt" style:font-size-asian="12pt"/>
    </style:style>
    <style:style style:name="P118" style:parent-style-name="Обычный" style:family="paragraph">
      <style:paragraph-properties fo:text-indent="0.3937in"/>
      <style:text-properties style:font-name="Times New Roman" fo:font-size="12pt" style:font-size-asian="12pt"/>
    </style:style>
    <style:style style:name="P119" style:parent-style-name="Обычный" style:family="paragraph">
      <style:paragraph-properties fo:text-indent="0.3937in"/>
      <style:text-properties style:font-name="Times New Roman" fo:font-size="12pt" style:font-size-asian="12pt"/>
    </style:style>
    <style:style style:name="P120" style:parent-style-name="Обычный" style:family="paragraph">
      <style:paragraph-properties fo:text-indent="0.3937in"/>
      <style:text-properties style:font-name="Times New Roman" fo:font-size="12pt" style:font-size-asian="12pt"/>
    </style:style>
    <style:style style:name="P121" style:parent-style-name="Обычный" style:family="paragraph">
      <style:paragraph-properties fo:text-indent="0.3937in"/>
      <style:text-properties style:font-name="Times New Roman" fo:font-size="12pt" style:font-size-asian="12pt"/>
    </style:style>
    <style:style style:name="P122" style:parent-style-name="Обычный" style:family="paragraph">
      <style:paragraph-properties fo:text-indent="0.3937in"/>
      <style:text-properties style:font-name="Times New Roman" fo:font-size="12pt" style:font-size-asian="12pt"/>
    </style:style>
    <style:style style:name="P123" style:parent-style-name="Обычный" style:family="paragraph">
      <style:paragraph-properties fo:text-indent="0.3937in"/>
      <style:text-properties style:font-name="Times New Roman" fo:font-size="12pt" style:font-size-asian="12pt"/>
    </style:style>
    <style:style style:name="P124" style:parent-style-name="Обычный" style:family="paragraph">
      <style:paragraph-properties fo:text-indent="0.3937in"/>
      <style:text-properties style:font-name="Times New Roman" fo:font-size="12pt" style:font-size-asian="12pt"/>
    </style:style>
    <style:style style:name="P125" style:parent-style-name="Обычный" style:family="paragraph">
      <style:paragraph-properties fo:text-indent="0.3937in"/>
      <style:text-properties style:font-name="Times New Roman" fo:font-size="12pt" style:font-size-asian="12pt"/>
    </style:style>
    <style:style style:name="P126" style:parent-style-name="Обычный" style:family="paragraph">
      <style:paragraph-properties fo:text-indent="0.3937in"/>
      <style:text-properties style:font-name="Times New Roman" fo:font-size="12pt" style:font-size-asian="12pt"/>
    </style:style>
    <style:style style:name="P127" style:parent-style-name="Обычный" style:family="paragraph">
      <style:paragraph-properties fo:text-indent="0.3937in"/>
      <style:text-properties style:font-name="Times New Roman" fo:font-size="12pt" style:font-size-asian="12pt"/>
    </style:style>
    <style:style style:name="P128" style:parent-style-name="Обычный" style:family="paragraph">
      <style:paragraph-properties fo:text-indent="0.3937in"/>
      <style:text-properties style:font-name="Times New Roman" fo:font-size="12pt" style:font-size-asian="12pt"/>
    </style:style>
    <style:style style:name="P129" style:parent-style-name="Обычный" style:family="paragraph">
      <style:paragraph-properties fo:text-indent="0.3937in"/>
      <style:text-properties style:font-name="Times New Roman" fo:font-size="12pt" style:font-size-asian="12pt"/>
    </style:style>
    <style:style style:name="P130" style:parent-style-name="Обычный" style:family="paragraph">
      <style:paragraph-properties fo:text-indent="0.3937in"/>
      <style:text-properties style:font-name="Times New Roman" fo:font-size="12pt" style:font-size-asian="12pt"/>
    </style:style>
    <style:style style:name="P131" style:parent-style-name="Обычный" style:family="paragraph">
      <style:paragraph-properties fo:text-indent="0.3937in"/>
      <style:text-properties style:font-name="Times New Roman" fo:font-size="12pt" style:font-size-asian="12pt"/>
    </style:style>
    <style:style style:name="P132" style:parent-style-name="Обычный" style:family="paragraph">
      <style:paragraph-properties fo:text-indent="0.3937in"/>
      <style:text-properties style:font-name="Times New Roman" fo:font-size="12pt" style:font-size-asian="12pt"/>
    </style:style>
    <style:style style:name="P133" style:parent-style-name="Обычный" style:family="paragraph">
      <style:paragraph-properties fo:text-indent="0.3937in"/>
      <style:text-properties style:font-name="Times New Roman" fo:font-size="12pt" style:font-size-asian="12pt"/>
    </style:style>
    <style:style style:name="P134" style:parent-style-name="Обычный" style:family="paragraph">
      <style:paragraph-properties fo:text-indent="0.3937in"/>
      <style:text-properties style:font-name="Times New Roman" fo:font-size="12pt" style:font-size-asian="12pt"/>
    </style:style>
    <style:style style:name="P135" style:parent-style-name="Обычный" style:family="paragraph">
      <style:paragraph-properties fo:text-indent="0.3937in"/>
    </style:style>
    <style:style style:name="T136" style:parent-style-name="Основнойшрифтабзаца" style:family="text">
      <style:text-properties style:font-name="Times New Roman" fo:font-size="12pt" style:font-size-asian="12pt"/>
    </style:style>
    <style:style style:name="T137" style:parent-style-name="Основнойшрифтабзаца" style:family="text">
      <style:text-properties style:font-name="Times New Roman" fo:font-size="12pt" style:font-size-asian="12pt"/>
    </style:style>
    <style:style style:name="P138" style:parent-style-name="Обычный" style:family="paragraph">
      <style:paragraph-properties fo:text-indent="0.3937in"/>
    </style:style>
    <style:style style:name="T139" style:parent-style-name="Основнойшрифтабзаца" style:family="text">
      <style:text-properties style:font-name="Times New Roman" fo:font-size="12pt" style:font-size-asian="12pt"/>
    </style:style>
    <style:style style:name="T140" style:parent-style-name="Основнойшрифтабзаца" style:family="text">
      <style:text-properties style:font-name="Times New Roman" fo:font-size="12pt" style:font-size-asian="12pt"/>
    </style:style>
    <style:style style:name="P141" style:parent-style-name="Обычный" style:family="paragraph">
      <style:paragraph-properties fo:text-indent="0.3937in"/>
    </style:style>
    <style:style style:name="T142" style:parent-style-name="Основнойшрифтабзаца" style:family="text">
      <style:text-properties style:font-name="Times New Roman" fo:font-size="12pt" style:font-size-asian="12pt"/>
    </style:style>
    <style:style style:name="T143" style:parent-style-name="Основнойшрифтабзаца" style:family="text">
      <style:text-properties style:font-name="Times New Roman" fo:font-size="12pt" style:font-size-asian="12pt"/>
    </style:style>
    <style:style style:name="P144" style:parent-style-name="Обычный" style:family="paragraph">
      <style:paragraph-properties fo:text-indent="0.3937in"/>
    </style:style>
    <style:style style:name="T145" style:parent-style-name="Основнойшрифтабзаца" style:family="text">
      <style:text-properties style:font-name="Times New Roman" fo:font-size="12pt" style:font-size-asian="12pt"/>
    </style:style>
    <style:style style:name="P146" style:parent-style-name="Обычный" style:family="paragraph">
      <style:paragraph-properties fo:text-indent="0.3937in"/>
    </style:style>
    <style:style style:name="T147" style:parent-style-name="Основнойшрифтабзаца" style:family="text">
      <style:text-properties style:font-name="Times New Roman" fo:font-size="12pt" style:font-size-asian="12pt"/>
    </style:style>
    <style:style style:name="T148" style:parent-style-name="Основнойшрифтабзаца" style:family="text">
      <style:text-properties style:font-name="Times New Roman" fo:font-size="12pt" style:font-size-asian="12pt"/>
    </style:style>
    <style:style style:name="P149" style:parent-style-name="Обычный" style:family="paragraph">
      <style:paragraph-properties fo:text-indent="0.3937in"/>
    </style:style>
    <style:style style:name="T150" style:parent-style-name="Основнойшрифтабзаца" style:family="text">
      <style:text-properties style:font-name="Times New Roman" fo:font-size="12pt" style:font-size-asian="12pt"/>
    </style:style>
    <style:style style:name="T151" style:parent-style-name="Основнойшрифтабзаца" style:family="text">
      <style:text-properties style:font-name="Times New Roman" fo:font-size="12pt" style:font-size-asian="12pt"/>
    </style:style>
    <style:style style:name="T152" style:parent-style-name="Основнойшрифтабзаца" style:family="text">
      <style:text-properties style:font-name="Times New Roman" fo:font-size="12pt" style:font-size-asian="12pt"/>
    </style:style>
    <style:style style:name="P153" style:parent-style-name="Обычный" style:family="paragraph">
      <style:paragraph-properties fo:text-indent="0.3937in"/>
    </style:style>
    <style:style style:name="T154" style:parent-style-name="Основнойшрифтабзаца" style:family="text">
      <style:text-properties style:font-name="Times New Roman" fo:font-size="12pt" style:font-size-asian="12pt"/>
    </style:style>
    <style:style style:name="T155" style:parent-style-name="Основнойшрифтабзаца" style:family="text">
      <style:text-properties style:font-name="Times New Roman" fo:font-size="12pt" style:font-size-asian="12pt"/>
    </style:style>
    <style:style style:name="P156" style:parent-style-name="Обычный" style:family="paragraph">
      <style:paragraph-properties fo:text-indent="0.3937in"/>
    </style:style>
    <style:style style:name="T157" style:parent-style-name="Основнойшрифтабзаца" style:family="text">
      <style:text-properties style:font-name="Times New Roman" fo:font-size="12pt" style:font-size-asian="12pt"/>
    </style:style>
    <style:style style:name="T158" style:parent-style-name="Основнойшрифтабзаца" style:family="text">
      <style:text-properties style:font-name="Times New Roman" fo:font-size="12pt" style:font-size-asian="12pt"/>
    </style:style>
    <style:style style:name="P159" style:parent-style-name="Обычный" style:family="paragraph">
      <style:paragraph-properties fo:text-indent="0.3937in"/>
    </style:style>
    <style:style style:name="T160" style:parent-style-name="Основнойшрифтабзаца" style:family="text">
      <style:text-properties style:font-name="Times New Roman" fo:font-size="12pt" style:font-size-asian="12pt"/>
    </style:style>
    <style:style style:name="T161" style:parent-style-name="Основнойшрифтабзаца" style:family="text">
      <style:text-properties style:font-name="Times New Roman" fo:font-size="12pt" style:font-size-asian="12pt"/>
    </style:style>
    <style:style style:name="T162" style:parent-style-name="Основнойшрифтабзаца" style:family="text">
      <style:text-properties style:font-name="Times New Roman" fo:font-size="12pt" style:font-size-asian="12pt"/>
    </style:style>
    <style:style style:name="P163" style:parent-style-name="Обычный" style:family="paragraph">
      <style:paragraph-properties fo:text-indent="0.3937in"/>
    </style:style>
    <style:style style:name="T164" style:parent-style-name="Основнойшрифтабзаца" style:family="text">
      <style:text-properties style:font-name="Times New Roman" fo:font-size="12pt" style:font-size-asian="12pt"/>
    </style:style>
    <style:style style:name="T165" style:parent-style-name="Основнойшрифтабзаца" style:family="text">
      <style:text-properties style:font-name="Times New Roman" fo:font-size="12pt" style:font-size-asian="12pt"/>
    </style:style>
    <style:style style:name="P166" style:parent-style-name="Обычный" style:family="paragraph">
      <style:paragraph-properties fo:text-indent="0.3937in"/>
    </style:style>
    <style:style style:name="T167" style:parent-style-name="Основнойшрифтабзаца" style:family="text">
      <style:text-properties style:font-name="Times New Roman" fo:font-size="12pt" style:font-size-asian="12pt"/>
    </style:style>
    <style:style style:name="T168" style:parent-style-name="Основнойшрифтабзаца" style:family="text">
      <style:text-properties style:font-name="Times New Roman" fo:font-size="12pt" style:font-size-asian="12pt"/>
    </style:style>
    <style:style style:name="P169" style:parent-style-name="Обычный" style:family="paragraph">
      <style:paragraph-properties fo:text-indent="0.3937in"/>
    </style:style>
    <style:style style:name="T170" style:parent-style-name="Основнойшрифтабзаца" style:family="text">
      <style:text-properties style:font-name="Times New Roman" fo:font-size="12pt" style:font-size-asian="12pt"/>
    </style:style>
    <style:style style:name="T171" style:parent-style-name="Основнойшрифтабзаца" style:family="text">
      <style:text-properties style:font-name="Times New Roman" fo:font-size="12pt" style:font-size-asian="12pt"/>
    </style:style>
    <style:style style:name="P172" style:parent-style-name="Обычный" style:family="paragraph">
      <style:paragraph-properties fo:text-indent="0.3937in"/>
    </style:style>
    <style:style style:name="T173" style:parent-style-name="Основнойшрифтабзаца" style:family="text">
      <style:text-properties style:font-name="Times New Roman" fo:font-size="12pt" style:font-size-asian="12pt"/>
    </style:style>
    <style:style style:name="T174" style:parent-style-name="Основнойшрифтабзаца" style:family="text">
      <style:text-properties style:font-name="Times New Roman" fo:font-size="12pt" style:font-size-asian="12pt"/>
    </style:style>
    <style:style style:name="P175" style:parent-style-name="Обычный" style:family="paragraph">
      <style:paragraph-properties fo:text-indent="0.3937in"/>
      <style:text-properties style:font-name="Times New Roman" fo:font-size="12pt" style:font-size-asian="12pt"/>
    </style:style>
    <style:style style:name="P176" style:parent-style-name="Обычный" style:family="paragraph">
      <style:paragraph-properties fo:text-indent="0.3937in"/>
    </style:style>
    <style:style style:name="T177" style:parent-style-name="Основнойшрифтабзаца" style:family="text">
      <style:text-properties style:font-name="Times New Roman" fo:font-size="12pt" style:font-size-asian="12pt"/>
    </style:style>
  </office:automatic-styles>
  <office:body>
    <office:text text:use-soft-page-breaks="true">
      <text:p text:style-name="P1">СПБ ГБ ПОУ «Радиотехнический колледж»</text:p>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Описание предметной области</text:p>
      <text:p text:style-name="P16">«Сайт по дропшипу обуви»</text:p>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Выполнил:<text:s/>Ушаков Сергей</text:p>
      <text:p text:style-name="P30">ИВв1к-21</text:p>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Санкт-Петербург</text:p>
      <text:p text:style-name="P49">2022</text:p>
      <text:soft-page-break/>
      <text:p text:style-name="P50">Магазин<text:s/>создан для удобной покупки лимитированной обуви и представляет из себя сайт.<text:s/>Все покупки клиентами производятся через<text:s/>него,<text:s/>а товары в свою очередь по предварительной договорённости отсылает поставщик.<text:s/>Цену продаваемого товара закладывает продавец,<text:s/>наценка зависит от него.<text:s/>Выручку с продажи получает как продавец,<text:s/>так и поставщик.<text:s/>Продавец получает прибыль с<text:s/>выставленной им наценки на товар.</text:p>
      <text:p text:style-name="P51">90% стартапов прогарают из-за больших вкладов в аренду,<text:s/>покупку территории,<text:s/>развитие инфраструктуры,<text:s/>товары.<text:s/>После большого краха,<text:s/>обилия<text:s/>накопленных кредитов<text:s/>и займов,<text:s/>второй раз<text:s/>“бросать удочку”<text:s/>желания нет.</text:p>
      <text:p text:style-name="P52">В данном случае,<text:s/>ранее описанный вариант дропшипа,<text:s/>является почти идеальным</text:p>
      <text:p text:style-name="P53">решением<text:s/>проблемы,<text:s/>упомянутой ранее.<text:s/>Это удобный вариант заработка,<text:s/>представляюший из себя фриланс,<text:s/>не требующий больших затрат.<text:s/></text:p>
      <text:p text:style-name="P54">При входе на сайт, покупатель будет видеть каталог товаров,<text:s/>а также банер с новыми поступлениями. Каталог товаров включает в себя категории обуви,<text:s/>фильтры.<text:s/>Покупка обуви включает в себя выбор одной из нескольких расцветок (если таковы имеются),<text:s/>выбор размера пары.<text:s/>Покупатель может добавлять товары в корзину,<text:s/>в список желаемого,<text:s/>имеется функция отслеживания поступления с предзаказом в порядке электронной очереди.<text:s/></text:p>
      <text:p text:style-name="P55"><text:span text:style-name="T56">Покупка товара может происходить</text:span><text:span text:style-name="T57">,</text:span><text:span text:style-name="T58"><text:s/>как через корзину</text:span><text:span text:style-name="T59">,</text:span><text:span text:style-name="T60"><text:s/>так и в один клик</text:span><text:span text:style-name="T61">.<text:s/></text:span><text:span text:style-name="T62">При покупке расчитывается дата доставки</text:span><text:span text:style-name="T63"><text:s/></text:span><text:span text:style-name="T64">и её цена</text:span></text:p>
      <text:p text:style-name="P65">В виду распространения инфекционных заболеваний выход в места больших скоплений стал проблематичен,<text:s/>как и поход в магазин.<text:s/>Приобретение товаров через интернет решило эту проблему.<text:s/>И даже спустя время<text:s/>и спад<text:s/>активности инфекционных заболеваний люди и дальше придерживаются<text:s/>принципа<text:s/>доставки товаров курьером.</text:p>
      <text:p text:style-name="P66"/>
      <text:p text:style-name="P67">Какие проблемы могут возникнуть при создании магазина прямых поставок?</text:p>
      <text:p text:style-name="P68">Проблема:<text:s/>Интерес к сайту.</text:p>
      <text:p text:style-name="P69">Решение:<text:s/>Создание базы фейковых отзывов.</text:p>
      <text:p text:style-name="P70"/>
      <text:p text:style-name="P71">Проблема:<text:s/>Затруднение с регистрацией.</text:p>
      <text:p text:style-name="P72">Решение:<text:s/>Регистрация в виде общения с нейросетью.<text:s/>Покупка в один клик.</text:p>
      <text:p text:style-name="P73"/>
      <text:p text:style-name="P74">Проблема:<text:s/>Ошибки в работе сайта,<text:s/>вопросы о доставке,<text:s/>проблемы с получением товара</text:p>
      <text:p text:style-name="P75">Решение:<text:s/>1<text:s/>этап,<text:s/>нейросеть-техподдержка,<text:s/>в случае возникновения трудностей-<text:s/>2<text:s/>этап,<text:s/>подключение оператора.</text:p>
      <text:p text:style-name="P76"/>
      <text:p text:style-name="P77">Проблема:<text:s/>Отсутствие товара у поставщика</text:p>
      <text:p text:style-name="P78">Решение:<text:s/>Добавление функции<text:s/>“Узнать о поступлении”,<text:s/>рассылка при поступлении на мэил<text:s/>клиенту.</text:p>
      <text:p text:style-name="P79"/>
      <text:p text:style-name="Обычный"/>
      <text:p text:style-name="Обычный"><text:span text:style-name="T80">Вывод: Были определены основные проблемы, приведены способы их решения.</text:span></text:p>
      <text:p text:style-name="Обычный"/>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text:span text:style-name="T136">Этот магазин служит для тех людей, которые не могу найти для себя подходящую клавиатуру в обычном магазине электроники. Тут клиент может проконсультироваться по интересующим его вопросам с<text:s/></text:span><text:span text:style-name="T137">консультантами, и они помогут определиться с нужными компонентами. Покупатель может выбрать из чего будет состоять его клавиатура и «пощупать» каждый компонент, который он выбирает.</text:span></text:p>
      <text:p text:style-name="P138"><text:span text:style-name="T139">Покупатели не всегда смогут зайти в магазин и купить то, что они захотят,<text:s/></text:span><text:span text:style-name="T140">так как магазин не является круглосуточным, и не работет по выходным дням.</text:span></text:p>
      <text:soft-page-break/>
      <text:p text:style-name="P141"><text:span text:style-name="T142">Рассматривая ассортимент магазина, клиент не всегда сможет найти на полках стеллажей то, что ему будет нужно потому что, товар может закончится, а работники магазина еще не заказали</text:span><text:span text:style-name="T143"><text:s/>недостающие товары или заказанные товары еще находятся в пути до магазина.</text:span></text:p>
      <text:p text:style-name="P144"><text:span text:style-name="T145">Создание сайта для магазина полностью решит проблему с невозможностью зайти в магазин и сделать покупку из-за того, что он был бы закрыт.</text:span></text:p>
      <text:p text:style-name="P146"><text:span text:style-name="T147">Также пропадет и проблема куда-то ходить и</text:span><text:span text:style-name="T148"><text:s/>тратить большое количество время на это, ведь можно будет посетить сайт магазина, и оформить заказ даже через телефон, который имеет выход в интернет.</text:span></text:p>
      <text:p text:style-name="P149"><text:span text:style-name="T150">Посещая сайт магазина, покупатель будет видеть в каталоге полный список товаров. Будут отображаться не т</text:span><text:span text:style-name="T151">олько позиции, которые сейчас находятся на складе магазина, но и те, которых сейчас на складе нет. О поступлении товаров, которых на складе сейчас нет, на сайте можно будет узнать, нажав на кнопку "Узнать о поступлении", и когда товар снова появится на скл</text:span><text:span text:style-name="T152">аде магазина, Клиенту на почту, указанную при регистрации на сайте, придет письмо, и он сможет сделать заказ такого товара на сайте</text:span></text:p>
      <text:p text:style-name="P153"><text:span text:style-name="T154">Каталог товаров бдует распределен на разные разделы, в которых будут находятся разные типы модификаций клавиатур. Также в ка</text:span><text:span text:style-name="T155">талоге товаров будет присутствовать фильтр, который поможет подобрать подходящий для покупателя товар, а также каталог будет иметь различные сортировки товаров в каталоге (По убыванию/возрастанию цены; По популярности; <text:s/>По отзывам).</text:span></text:p>
      <text:p text:style-name="P156"><text:span text:style-name="T157">Покупатели смогут добав</text:span><text:span text:style-name="T158">ить понравившийся товар с список «Желаемого». Также, из списка «Желаемого», можно переместить товары в корзину, нажав на кнопку «Переместить в корзину».</text:span></text:p>
      <text:p text:style-name="P159"><text:span text:style-name="T160">Чтобы облегчить подбор модификаций, покупатель сможет зайти в конфигуратор, в котором будут отображены<text:s/></text:span><text:span text:style-name="T161">разделы модификаций и можно по отдельности поставить нужные ему компоненты. Чтобы клиент не смог создать конфигурацию, которую будет невозможно собрать, в конфигураторе присутствует фильтрация, которая отсеивает несовместимые товары, и оставляет только под</text:span><text:span text:style-name="T162">ходящие друг к другу компоненты.</text:span></text:p>
      <text:p text:style-name="P163"><text:span text:style-name="T164">Если клиент готов оформить заказ, то он может начать оформление заказа со страницы товара, нажав на соответствующую кнопку «Купить». После нажатия на кнопку, покупателя перемещает на страницу оформления заказа, где нужно ук</text:span><text:span text:style-name="T165">азать: способ оплаты, номер телефона, электронную почту и пункт выдачи товара.</text:span></text:p>
      <text:p text:style-name="P166"><text:span text:style-name="T167">По-мимо этого, можно будет заказать сразу несколько товаров. Для этого клиенту нужно нажать на кнопку «Добавить в корзину», расположенную рядом с товаром. Когда покупатель выбра</text:span><text:span text:style-name="T168">л нужные товары, он сможет перейти в корзину и перейти к оформлению заказа прямо на странице корзины. Там, все также, нужно указать: способ оплаты, номер телефона, электронную почту и пункт выдачи товара.</text:span></text:p>
      <text:p text:style-name="P169"><text:span text:style-name="T170">Если клиенту не нужно заказывать все, что имеется в</text:span><text:span text:style-name="T171"><text:s/>корзине, он сможет поставить «галочки» напротив товаров, которые он хочет заказать.</text:span></text:p>
      <text:p text:style-name="P172"><text:span text:style-name="T173">После оформления заказа, данные о заказе направляются в базу магазина, а работники начинают собирать заказ, заказывая недостающие детали у поставщиков. После окончания сбо</text:span><text:span text:style-name="T174">рки заказа, на почту покупателя приходит письмо, где написано, что заказ готов к выдаче. Также указана информация где забрать заказ, и время, в которое можно забрать.</text:span></text:p>
      <text:p text:style-name="P175">Если у покупателей появятся вопросы, то они смогут задать свой вопрос в онлайн-чат с консультантами, которые ответят на вопрос в течении 5-ти минут, либо оставить форму для обратной связи с магазином.</text:p>
      <text:p text:style-name="P176"><text:span text:style-name="T177">Вывод: Были определены основные проблемы, и приведены способы решения этих проблем.</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2" style:display-name="Заголовок 2" style:family="paragraph" style:parent-style-name="Обычный" style:default-outline-level="2">
      <style:paragraph-properties fo:widows="2" fo:orphans="2" style:punctuation-wrap="hanging" style:text-autospace="ideograph-alpha" style:vertical-align="auto" fo:margin-top="0.0694in" fo:margin-bottom="0.0694in"/>
      <style:text-properties style:font-name="Times New Roman" fo:font-weight="bold" style:font-weight-asian="bold" style:font-weight-complex="bold" style:letter-kerning="false" fo:font-size="18pt" style:font-size-asian="18pt" style:font-size-complex="18pt" fo:hyphenate="tru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Заголовок2Знак" style:display-name="Заголовок 2 Знак" style:family="text" style:parent-style-name="Основнойшрифтабзаца">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style>
    <style:style style:name="Гиперссылка" style:display-name="Гиперссылка" style:family="text" style:parent-style-name="Основнойшрифтабзаца">
      <style:text-properties fo:color="#0000FF" style:text-underline-type="single" style:text-underline-style="solid" style:text-underline-width="auto" style:text-underline-mode="continuous" style:text-underline-color="font-color"/>
    </style:style>
    <style:style style:name="organictitlecontentspan" style:display-name="organictitlecontentspan" style:family="text" style:parent-style-name="Основнойшрифтабзаца"/>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ser</meta:initial-creator>
    <dc:creator>User</dc:creator>
    <meta:creation-date>2022-12-28T02:47:00Z</meta:creation-date>
    <dc:date>2022-12-28T02:48:00Z</dc:date>
    <meta:template xlink:href="Normal.dotm" xlink:type="simple"/>
    <meta:editing-cycles>2</meta:editing-cycles>
    <meta:editing-duration>PT120S</meta:editing-duration>
    <meta:document-statistic meta:page-count="4" meta:paragraph-count="13" meta:word-count="974" meta:character-count="6513" meta:row-count="46" meta:non-whitespace-character-count="5552"/>
  </office:meta>
</office:document-meta>
</file>